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" officeooo:rsid="001c542b" officeooo:paragraph-rsid="001c542b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feld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orm for OpenPDF LayoutProcessor</text:p>
      <text:p text:style-name="P1"/>
      <text:p text:style-name="P1"><draw:control text:anchor-type="as-char" draw:z-index="0" draw:name="Form1" draw:style-name="gr1" draw:text-style-name="P2" svg:width="16.848cm" svg:height="23.129cm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22:52:31.625717362</meta:creation-date>
    <dc:date>2022-06-13T23:01:44.507684178</dc:date>
    <meta:editing-duration>PT9M13S</meta:editing-duration>
    <meta:editing-cycles>1</meta:editing-cycles>
    <meta:document-statistic meta:table-count="0" meta:image-count="0" meta:object-count="0" meta:page-count="1" meta:paragraph-count="2" meta:word-count="5" meta:character-count="37" meta:non-whitespace-character-count="33"/>
    <meta:generator>LibreOffice/6.4.7.2$Linux_X86_64 LibreOffice_project/40$Build-2</meta:generator>
  </office:meta>
</office:document-meta>
</file>